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4159in" text:min-label-width="0.25in" text:list-level-position-and-space-mode="label-alignment">
          <style:list-level-label-alignment text:label-followed-by="listtab" fo:margin-left="0.6659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6659in" text:min-label-width="0.25in" text:list-level-position-and-space-mode="label-alignment">
          <style:list-level-label-alignment text:label-followed-by="listtab" fo:margin-left="0.9159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9159in" text:min-label-width="0.25in" text:list-level-position-and-space-mode="label-alignment">
          <style:list-level-label-alignment text:label-followed-by="listtab" fo:margin-left="1.1659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1659in" text:min-label-width="0.25in" text:list-level-position-and-space-mode="label-alignment">
          <style:list-level-label-alignment text:label-followed-by="listtab" fo:margin-left="1.4159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4159in" text:min-label-width="0.25in" text:list-level-position-and-space-mode="label-alignment">
          <style:list-level-label-alignment text:label-followed-by="listtab" fo:margin-left="1.6659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6659in" text:min-label-width="0.25in" text:list-level-position-and-space-mode="label-alignment">
          <style:list-level-label-alignment text:label-followed-by="listtab" fo:margin-left="1.9159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9159in" text:min-label-width="0.25in" text:list-level-position-and-space-mode="label-alignment">
          <style:list-level-label-alignment text:label-followed-by="listtab" fo:margin-left="2.1659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1659in" text:min-label-width="0.25in" text:list-level-position-and-space-mode="label-alignment">
          <style:list-level-label-alignment text:label-followed-by="listtab" fo:margin-left="2.4159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4159in" text:min-label-width="0.25in" text:list-level-position-and-space-mode="label-alignment">
          <style:list-level-label-alignment text:label-followed-by="listtab" fo:margin-left="2.6659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159in" text:min-label-width="0.25in" text:list-level-position-and-space-mode="label-alignment">
          <style:list-level-label-alignment text:label-followed-by="listtab" fo:margin-left="0.6659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6659in" text:min-label-width="0.25in" text:list-level-position-and-space-mode="label-alignment">
          <style:list-level-label-alignment text:label-followed-by="listtab" fo:margin-left="0.9159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9159in" text:min-label-width="0.25in" text:list-level-position-and-space-mode="label-alignment">
          <style:list-level-label-alignment text:label-followed-by="listtab" fo:margin-left="1.1659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1659in" text:min-label-width="0.25in" text:list-level-position-and-space-mode="label-alignment">
          <style:list-level-label-alignment text:label-followed-by="listtab" fo:margin-left="1.4159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4159in" text:min-label-width="0.25in" text:list-level-position-and-space-mode="label-alignment">
          <style:list-level-label-alignment text:label-followed-by="listtab" fo:margin-left="1.6659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6659in" text:min-label-width="0.25in" text:list-level-position-and-space-mode="label-alignment">
          <style:list-level-label-alignment text:label-followed-by="listtab" fo:margin-left="1.9159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9159in" text:min-label-width="0.25in" text:list-level-position-and-space-mode="label-alignment">
          <style:list-level-label-alignment text:label-followed-by="listtab" fo:margin-left="2.1659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1659in" text:min-label-width="0.25in" text:list-level-position-and-space-mode="label-alignment">
          <style:list-level-label-alignment text:label-followed-by="listtab" fo:margin-left="2.4159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4159in" text:min-label-width="0.25in" text:list-level-position-and-space-mode="label-alignment">
          <style:list-level-label-alignment text:label-followed-by="listtab" fo:margin-left="2.6659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>
      <style:text-properties fo:color="#47494D"/>
    </style:style>
    <style:style style:name="P31" style:parent-style-name="Textbody" style:family="paragraph"/>
    <style:style style:name="T32" style:parent-style-name="DefaultParagraphFont" style:family="text">
      <style:text-properties fo:color="#47494D"/>
    </style:style>
    <style:style style:name="P33" style:parent-style-name="Textbody" style:family="paragraph"/>
    <style:style style:name="T34" style:parent-style-name="DefaultParagraphFont" style:family="text">
      <style:text-properties fo:color="#47494D"/>
    </style:style>
    <style:style style:name="P35" style:parent-style-name="Textbody" style:family="paragraph"/>
    <style:style style:name="T36" style:parent-style-name="DefaultParagraphFont" style:family="text">
      <style:text-properties fo:color="#47494D"/>
    </style:style>
    <style:style style:name="T37" style:parent-style-name="DefaultParagraphFont" style:family="text">
      <style:text-properties fo:color="#47494D"/>
    </style:style>
    <style:style style:name="P38" style:parent-style-name="Textbody" style:family="paragraph"/>
    <style:style style:name="T39" style:parent-style-name="DefaultParagraphFont" style:family="text">
      <style:text-properties fo:color="#47494D"/>
    </style:style>
    <style:style style:name="P40" style:parent-style-name="Textbody" style:family="paragraph"/>
    <style:style style:name="T41" style:parent-style-name="DefaultParagraphFont" style:family="text">
      <style:text-properties fo:color="#47494D"/>
    </style:style>
    <style:style style:name="P42" style:parent-style-name="Textbody" style:family="paragraph"/>
    <style:style style:name="T43" style:parent-style-name="DefaultParagraphFont" style:family="text">
      <style:text-properties fo:color="#47494D"/>
    </style:style>
    <style:style style:name="P44" style:parent-style-name="Textbody" style:family="paragraph"/>
    <style:style style:name="T45" style:parent-style-name="DefaultParagraphFont" style:family="text">
      <style:text-properties fo:color="#47494D"/>
    </style:style>
    <style:style style:name="P46" style:parent-style-name="Textbody" style:family="paragraph"/>
    <style:style style:name="T47" style:parent-style-name="DefaultParagraphFont" style:family="text">
      <style:text-properties fo:color="#47494D"/>
    </style:style>
    <style:style style:name="T48" style:parent-style-name="DefaultParagraphFont" style:family="text">
      <style:text-properties fo:color="#47494D"/>
    </style:style>
    <style:style style:name="P49" style:parent-style-name="Textbody" style:family="paragraph"/>
    <style:style style:name="T50" style:parent-style-name="DefaultParagraphFont" style:family="text">
      <style:text-properties fo:color="#47494D"/>
    </style:style>
    <style:style style:name="P51" style:parent-style-name="Textbody" style:family="paragraph"/>
    <style:style style:name="T52" style:parent-style-name="DefaultParagraphFont" style:family="text">
      <style:text-properties fo:color="#47494D"/>
    </style:style>
    <style:style style:name="P53" style:parent-style-name="Textbody" style:family="paragraph"/>
    <style:style style:name="T54" style:parent-style-name="DefaultParagraphFont" style:family="text">
      <style:text-properties fo:color="#47494D"/>
    </style:style>
    <style:style style:name="T55" style:parent-style-name="DefaultParagraphFont" style:family="text">
      <style:text-properties fo:color="#47494D"/>
    </style:style>
    <style:style style:name="P56" style:parent-style-name="Textbody" style:family="paragraph"/>
    <style:style style:name="T57" style:parent-style-name="DefaultParagraphFont" style:family="text">
      <style:text-properties fo:color="#47494D"/>
    </style:style>
    <style:style style:name="P58" style:parent-style-name="Textbody" style:family="paragraph"/>
    <style:style style:name="T59" style:parent-style-name="DefaultParagraphFont" style:family="text">
      <style:text-properties fo:color="#47494D"/>
    </style:style>
    <style:style style:name="P60" style:parent-style-name="Textbody" style:family="paragraph"/>
    <style:style style:name="T61" style:parent-style-name="DefaultParagraphFont" style:family="text">
      <style:text-properties fo:color="#47494D"/>
    </style:style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TableColumn67" style:family="table-column">
      <style:table-column-properties style:column-width="1.3381in" style:use-optimal-column-width="false"/>
    </style:style>
    <style:style style:name="TableColumn68" style:family="table-column">
      <style:table-column-properties style:column-width="1.3388in" style:use-optimal-column-width="false"/>
    </style:style>
    <style:style style:name="TableColumn69" style:family="table-column">
      <style:table-column-properties style:column-width="1.3381in" style:use-optimal-column-width="false"/>
    </style:style>
    <style:style style:name="TableColumn70" style:family="table-column">
      <style:table-column-properties style:column-width="1.3388in" style:use-optimal-column-width="false"/>
    </style:style>
    <style:style style:name="TableColumn71" style:family="table-column">
      <style:table-column-properties style:column-width="1.3388in" style:use-optimal-column-width="false"/>
    </style:style>
    <style:style style:name="Table66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color="#000000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color="#000000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color="#000000"/>
    </style:style>
    <style:style style:name="TableCell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color="#000000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color="#000000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000000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000000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color="#000000"/>
    </style:style>
    <style:style style:name="P94" style:parent-style-name="TableContents" style:family="paragraph">
      <style:text-properties fo:color="#000000"/>
    </style:style>
    <style:style style:name="P95" style:parent-style-name="TableContents" style:family="paragraph">
      <style:text-properties fo:color="#000000"/>
    </style:style>
    <style:style style:name="P96" style:parent-style-name="TableContents" style:family="paragraph">
      <style:text-properties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color="#000000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color="#000000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color="#000000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color="#000000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color="#000000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color="#000000"/>
    </style:style>
    <style:style style:name="T120" style:parent-style-name="StrongEmphasis" style:family="text">
      <style:text-properties fo:font-weight="normal" style:font-weight-asian="normal" style:font-weight-complex="normal"/>
    </style:style>
    <style:style style:name="T121" style:parent-style-name="DefaultParagraphFont" style:family="text">
      <style:text-properties fo:color="#000000"/>
    </style:style>
    <style:style style:name="T122" style:parent-style-name="StrongEmphasis" style:family="text">
      <style:text-properties fo:font-weight="normal" style:font-weight-asian="normal" style:font-weight-complex="normal"/>
    </style:style>
    <style:style style:name="T123" style:parent-style-name="DefaultParagraphFont" style:family="text">
      <style:text-properties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color="#000000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color="#000000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color="#000000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color="#000000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color="#000000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color="#000000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color="#000000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color="#000000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color="#000000" fo:language="en" fo:country="US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color="#000000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color="#000000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color="#000000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color="#000000"/>
    </style:style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Textbody" style:family="paragraph"/>
    <style:style style:name="P169" style:parent-style-name="Textbody" style:family="paragraph"/>
    <style:style style:name="P170" style:parent-style-name="Textbody" style:family="paragraph"/>
  </office:automatic-styles>
  <office:body>
    <office:text text:use-soft-page-breaks="true">
      <text:p text:style-name="P1">Sprawozdanie laboratoryjne</text:p>
      <text:p text:style-name="Standard">Nierelacyjne bazy danych</text:p>
      <text:p text:style-name="Standard"/>
      <text:p text:style-name="Standard">Grupa:</text:p>
      <text:list text:style-name="LFO2" text:continue-numbering="true">
        <text:list-item>
          <text:p text:style-name="P2">Szymon, Szymajda, 210339</text:p>
        </text:list-item>
        <text:list-item>
          <text:p text:style-name="P3">Zbigniew, Nowacki, 210284</text:p>
        </text:list-item>
        <text:list-item>
          <text:p text:style-name="P4">Oleksandr, Dubenko, 211651</text:p>
        </text:list-item>
        <text:list-item>
          <text:p text:style-name="P5">Yaroslav, Horetskyi, 211714</text:p>
        </text:list-item>
      </text:list>
      <text:p text:style-name="Standard"/>
      <text:table-of-content text:name="_TOC0">
        <text:table-of-content-source text:outline-level="2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Spis treści</text:p>
          <text:p text:style-name="Contents1"><text:a xlink:href="#__RefHeading___Toc108_3699051073" office:target-frame-name="_top" xlink:show="replace">1 Analiza problemu<text:tab/>3</text:a></text:p>
          <text:p text:style-name="Contents2"><text:a xlink:href="#__RefHeading___Toc110_3699051073" office:target-frame-name="_top" xlink:show="replace">1.1 Opis problemu do rozwiązania<text:tab/>3</text:a></text:p>
          <text:p text:style-name="Contents2"><text:a xlink:href="#__RefHeading___Toc112_3699051073" office:target-frame-name="_top" xlink:show="replace">1.2 Opis dużego zbioru danych testowych<text:tab/>3</text:a></text:p>
          <text:p text:style-name="Contents2"><text:a xlink:href="#__RefHeading___Toc114_3699051073" office:target-frame-name="_top" xlink:show="replace">1.3 Analiza i wybór systemów baz danych<text:tab/>3</text:a></text:p>
          <text:p text:style-name="Contents1"><text:a xlink:href="#__RefHeading___Toc116_3699051073" office:target-frame-name="_top" xlink:show="replace">2 Prototyp<text:tab/>5</text:a></text:p>
          <text:p text:style-name="Contents2"><text:a xlink:href="#__RefHeading___Toc118_3699051073" office:target-frame-name="_top" xlink:show="replace">2.1 Prototyp systemu<text:tab/>5</text:a></text:p>
          <text:p text:style-name="Contents2"><text:a xlink:href="#__RefHeading___Toc120_3699051073" office:target-frame-name="_top" xlink:show="replace">2.2 Implementacja RESTful API<text:tab/>5</text:a></text:p>
          <text:p text:style-name="Contents2"><text:a xlink:href="#__RefHeading___Toc122_3699051073" office:target-frame-name="_top" xlink:show="replace">2.3 Środowisko testowe i testy<text:tab/>5</text:a></text:p>
          <text:p text:style-name="Contents1"><text:a xlink:href="#__RefHeading___Toc124_3699051073" office:target-frame-name="_top" xlink:show="replace">3 Skalowanie rozwiązania<text:tab/>6</text:a></text:p>
          <text:p text:style-name="Contents2"><text:a xlink:href="#__RefHeading___Toc126_3699051073" office:target-frame-name="_top" xlink:show="replace">3.1 Konfiguracja klastra<text:tab/>6</text:a></text:p>
          <text:p text:style-name="Contents2"><text:a xlink:href="#__RefHeading___Toc128_3699051073" office:target-frame-name="_top" xlink:show="replace">3.2 Wdrożenie<text:tab/>6</text:a></text:p>
          <text:p text:style-name="Contents2"><text:a xlink:href="#__RefHeading___Toc130_3699051073" office:target-frame-name="_top" xlink:show="replace">3.3 Konfiguracja Docker i Docker compose<text:tab/>6</text:a></text:p>
          <text:p text:style-name="Contents2"><text:a xlink:href="#__RefHeading___Toc132_3699051073" office:target-frame-name="_top" xlink:show="replace">3.4 Testy<text:tab/>6</text:a></text:p>
          <text:p text:style-name="Contents1"><text:a xlink:href="#__RefHeading___Toc134_3699051073" office:target-frame-name="_top" xlink:show="replace">4 Rozproszenie geograficzne<text:tab/>7</text:a></text:p>
          <text:p text:style-name="Contents2"><text:a xlink:href="#__RefHeading___Toc136_3699051073" office:target-frame-name="_top" xlink:show="replace">4.1 Wdrożenie<text:tab/>7</text:a></text:p>
          <text:p text:style-name="Contents2"><text:a xlink:href="#__RefHeading___Toc138_3699051073" office:target-frame-name="_top" xlink:show="replace">4.2 Konfiguracja Docker i Docker compose<text:tab/>7</text:a></text:p>
          <text:p text:style-name="Contents2"><text:a xlink:href="#__RefHeading___Toc140_3699051073" office:target-frame-name="_top" xlink:show="replace">4.3 Testy<text:tab/>7</text:a></text:p>
          <text:p text:style-name="Contents1"><text:a xlink:href="#__RefHeading___Toc142_3699051073" office:target-frame-name="_top" xlink:show="replace">5 Wnioski<text:tab/>8</text:a></text:p>
          <text:p text:style-name="Contents1"><text:a xlink:href="#__RefHeading___Toc144_3699051073" office:target-frame-name="_top" xlink:show="replace">6 Literatura<text:tab/>8</text:a></text:p>
          <text:p text:style-name="Contents1"><text:a xlink:href="#__RefHeading___Toc146_3699051073" office:target-frame-name="_top" xlink:show="replace">7 Uwagi<text:tab/>8</text:a></text:p>
        </text:index-body>
      </text:table-of-content>
      <text:p text:style-name="Standard"/>
      <text:h text:style-name="Heading1" text:outline-level="1"><text:bookmark-start text:name="__RefHeading___Toc108_3699051073"/>Analiza problemu<text:bookmark-end text:name="__RefHeading___Toc108_3699051073"/></text:h>
      <text:p text:style-name="Textbody">NAPISZ COŚ</text:p>
      <text:p text:style-name="Textbody">Coś</text:p>
      <text:h text:style-name="Heading2" text:outline-level="2"><text:bookmark-start text:name="__RefHeading___Toc110_3699051073"/>Opis problemu do rozwiązania<text:bookmark-end text:name="__RefHeading___Toc110_3699051073"/></text:h>
      <text:p text:style-name="Textbody">Wymagania firmowe:</text:p>
      <text:list text:style-name="LFO3" text:continue-numbering="true">
        <text:list-item>
          <text:p text:style-name="P7">firma nie posiada swojej infrastruktury i zamierza korzystać z rozwiązań chmurowych</text:p>
        </text:list-item>
        <text:list-item>
          <text:p text:style-name="P8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9">firma przewiduje znacznie większą liczbę zapisów do bazy<text:s/>danych niż odczytów. Zapisy są praktycznie w trybie ciągłym, analiza danych odbywa się w cyklu tygodniowym/miesięcznym</text:p>
        </text:list-item>
        <text:list-item>
          <text:p text:style-name="P10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11">przewidywany jest także duży wzrost transakcji bazodanowych, więc system baz danych musi przewidywać skalowanie rozwiązania w trakcie cyklu życia aplikacji</text:p>
        </text:list-item>
      </text:list>
      <text:p text:style-name="Textbody">Informacje dodatkowe:</text:p>
      <text:p text:style-name="Textbody">Można sobie wyobrazić, że firma planuje zbudować:</text:p>
      <text:soft-page-break/>
      <text:list text:style-name="LFO4" text:continue-numbering="true">
        <text:list-item>
          <text:p text:style-name="P12">system sprzedażowy i chce zapisywać wszystkie operacje wykonywane na towarach ze wszystkich swoich oddziałów na świecie</text:p>
        </text:list-item>
        <text:list-item>
          <text:p text:style-name="P13">system zakładów bookmacherskich, gdzie konieczne jest zbieranie i analiza danych/statystyk meczów z całego świata</text:p>
        </text:list-item>
        <text:list-item>
          <text:p text:style-name="P14">system zbierający i analizujący dane z urządzeń typu IoT, np. czujników monitorujących stan montowanych w pojazdach ciężarowych, osobowych, maszynach przemysłowych itd.</text:p>
        </text:list-item>
        <text:list-item>
          <text:p text:style-name="P15">zbierać<text:s/>informacje o warunkach pogodowych na świecie</text:p>
        </text:list-item>
      </text:list>
      <text:p text:style-name="Textbody">Podczas analizy rozwiązania przyjmij jedną z powyższych propozycji aplikacji, bądź zaproponuj rozwiązanie o podobnym charakterze. Musi ono zawierać kluczowe wymagania firmowe</text:p>
      <text:h text:style-name="Heading2" text:outline-level="2"><text:bookmark-start text:name="__RefHeading___Toc112_3699051073"/>Opis dużego zbioru danych testowych<text:bookmark-end text:name="__RefHeading___Toc112_3699051073"/></text:h>
      <text:p text:style-name="Textbody">Wybrany zbiór danych testowych to cogodzinnie zbierane dane ze 122 stacji pogodowych w południowym regionie Brazylii w latach 2000-2016. Pochodzi z Narodowego Instytutu Meteorologicznego Brazylii (INMET).</text:p>
      <text:p text:style-name="Textbody">Źródło:<text:s/><text:a xlink:href="https://www.kaggle.com/PROPPG-PPG/hourly-weather-surface-brazil-southeast-region" office:target-frame-name="_top" xlink:show="replace">https://www.kaggle.com/PROPPG-PPG/hourly-weather-surface-brazil-southeast-region</text:a></text:p>
      <text:p text:style-name="Textbody">Struktura danych:</text:p>
      <text:list text:style-name="LFO5" text:continue-numbering="true">
        <text:list-item>
          <text:p text:style-name="P16">wsid: Numeric — ID Stacji</text:p>
        </text:list-item>
        <text:list-item>
          <text:p text:style-name="P17">wsnm: String — nazwa stacji</text:p>
        </text:list-item>
        <text:list-item>
          <text:p text:style-name="P18">elvt: Numeric — elewacja</text:p>
        </text:list-item>
        <text:list-item>
          <text:p text:style-name="P19">lat, lon: Numeric — koordynaty</text:p>
        </text:list-item>
        <text:list-item>
          <text:p text:style-name="P20">inme: String —<text:s/>ID<text:s/>INMET Stacji</text:p>
        </text:list-item>
        <text:list-item>
          <text:p text:style-name="P21">city: String — Miasto</text:p>
        </text:list-item>
        <text:list-item>
          <text:p text:style-name="P22">prov: String — Prowincja</text:p>
        </text:list-item>
        <text:list-item>
          <text:p text:style-name="P23">mdct, date: Data — Data obserwacji</text:p>
        </text:list-item>
        <text:list-item>
          <text:p text:style-name="P24">yr: Numeric — Rok obserwacji</text:p>
        </text:list-item>
        <text:list-item>
          <text:p text:style-name="P25">mo: Numeric — Miesiąc obserwacji</text:p>
        </text:list-item>
        <text:list-item>
          <text:p text:style-name="P26">da: Numeric — Dzień obserwacji</text:p>
        </text:list-item>
        <text:list-item>
          <text:p text:style-name="P27">hr: Numeric — Godzina obserwacji</text:p>
        </text:list-item>
        <text:list-item>
          <text:p text:style-name="P28">prcp: Numeric — Opad atmosferyczny w milimetrach</text:p>
        </text:list-item>
        <text:list-item>
          <text:p text:style-name="P29">stp: Numeric — Ciśnienie powietrza</text:p>
        </text:list-item>
        <text:list-item>
          <text:p text:style-name="P30">smax: Numeric — Maksymalne ciśnienie powietrza</text:p>
        </text:list-item>
        <text:list-item>
          <text:p text:style-name="P31"><text:span text:style-name="T32">smin: Numeric – Minimalne ciśnienie powietrza</text:span></text:p>
        </text:list-item>
        <text:list-item>
          <text:p text:style-name="P33"><text:span text:style-name="T34">gbrd: Numeric – Promieniowanie słoneczne w KJ/m2</text:span></text:p>
        </text:list-item>
        <text:list-item>
          <text:p text:style-name="P35"><text:span text:style-name="T36">temp: Numeric – Temperatura p</text:span><text:span text:style-name="T37">owietrza</text:span></text:p>
        </text:list-item>
        <text:list-item>
          <text:p text:style-name="P38"><text:span text:style-name="T39">dewp: Numeric – Temperatura punktu rosy</text:span></text:p>
        </text:list-item>
        <text:list-item>
          <text:p text:style-name="P40"><text:span text:style-name="T41">tmax: Numeric – Maksymalna temperatura w ostatniej godzinie</text:span></text:p>
        </text:list-item>
        <text:list-item>
          <text:p text:style-name="P42"><text:span text:style-name="T43">dmax: Numeric Maksymalna temperatura punktu rosy w ostatniej godzinie</text:span></text:p>
        </text:list-item>
        <text:list-item>
          <text:p text:style-name="P44"><text:span text:style-name="T45">tmin: Numeric – Minimalna temperatura w ostatniej godzinie</text:span></text:p>
        </text:list-item>
        <text:list-item>
          <text:p text:style-name="P46"><text:span text:style-name="T47">dmin:<text:s/></text:span><text:span text:style-name="T48">Numeric - Minimalna temperatura punktu rosy w ostatniej godzinie</text:span></text:p>
        </text:list-item>
        <text:list-item>
          <text:p text:style-name="P49"><text:span text:style-name="T50">hmdy: Numeric – Relatywna wilgotność powietrza w %</text:span></text:p>
        </text:list-item>
        <text:list-item>
          <text:p text:style-name="P51"><text:span text:style-name="T52">hmax: Numeric – Maksymalna relatywna wilgotność powietrza w ostatniej godzinie w %</text:span></text:p>
        </text:list-item>
        <text:list-item>
          <text:p text:style-name="P53"><text:span text:style-name="T54">hmin: Numeric – Minimalna relatywna wilgotność powietrza<text:s/></text:span><text:span text:style-name="T55">w ostatniej godzinie w %</text:span></text:p>
        </text:list-item>
        <text:list-item>
          <text:p text:style-name="P56"><text:span text:style-name="T57">wdsp: Numeric – Prędkość wiatru w metrach na sekundę</text:span></text:p>
        </text:list-item>
        <text:list-item>
          <text:p text:style-name="P58"><text:span text:style-name="T59">wdct: Numeric – Kierunek wiatru w stopniach (0-360)</text:span></text:p>
        </text:list-item>
        <text:list-item>
          <text:p text:style-name="P60"><text:span text:style-name="T61">gust: Numeric – Poryw wiatru w metrach na sekundę</text:span></text:p>
        </text:list-item>
      </text:list>
      <text:h text:style-name="Heading2" text:outline-level="2"><text:bookmark-start text:name="__RefHeading___Toc114_3699051073"/>Analiza i wybór systemów baz danych<text:bookmark-end text:name="__RefHeading___Toc114_3699051073"/></text:h>
      <text:p text:style-name="Textbody">Lista dostępnych systemów baz danych, które zostaną poddane analizie:</text:p>
      <text:list text:style-name="LFO6" text:continue-numbering="true">
        <text:list-item>
          <text:p text:style-name="P62">MongoDB</text:p>
        </text:list-item>
        <text:list-item>
          <text:p text:style-name="P63">Cassandra</text:p>
        </text:list-item>
        <text:list-item>
          <text:p text:style-name="P64">HBase</text:p>
        </text:list-item>
        <text:list-item>
          <text:p text:style-name="P65">Redis</text:p>
        </text:list-item>
      </text:list>
      <text:p text:style-name="Textbody">Analiza<text:s/>systemów baz danych pod kątem spełnienia wymagań: w pierwszej kolumnie wymagania stawiane systemowi baz danych, w pierwszym wierszu analizowane systemy baz danych. Na przecięciach informację o tym czy dany system baz danych spełnia wymagania czy też nie,<text:s/>w jakim stopniu i czy przewidywane są jakieś problemy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MongoDB</text:p>
          </table:table-cell>
          <table:table-cell table:style-name="TableCell77">
            <text:p text:style-name="P78">Cassandra</text:p>
          </table:table-cell>
          <table:table-cell table:style-name="TableCell79">
            <text:p text:style-name="P80">HBase</text:p>
          </table:table-cell>
          <table:table-cell table:style-name="TableCell81">
            <text:p text:style-name="P82">Redis</text:p>
          </table:table-cell>
        </table:table-row>
        <table:table-row table:style-name="TableRow83">
          <table:table-cell table:style-name="TableCell84">
            <text:p text:style-name="P85">Struktura przechowywanych danych</text:p>
          </table:table-cell>
          <table:table-cell table:style-name="TableCell86">
            <text:p text:style-name="P87">Zorientowana<text:s/>na przechowywanie dokumentów</text:p>
          </table:table-cell>
          <table:table-cell table:style-name="TableCell88">
            <text:p text:style-name="P89">Zorientowana kolumnowo</text:p>
          </table:table-cell>
          <table:table-cell table:style-name="TableCell90">
            <text:p text:style-name="P91">Zorientowana kolumnowo</text:p>
          </table:table-cell>
          <table:table-cell table:style-name="TableCell92">
            <text:p text:style-name="P93">Klucz-wartość</text:p>
            <text:p text:style-name="P94"/>
            <text:p text:style-name="P95"/>
            <text:p text:style-name="P96"/>
          </table:table-cell>
        </table:table-row>
        <table:table-row table:style-name="TableRow97">
          <table:table-cell table:style-name="TableCell98">
            <text:p text:style-name="P99">Dostępność w razie awarii</text:p>
          </table:table-cell>
          <table:table-cell table:style-name="TableCell100">
            <text:p text:style-name="P101">Jeśli master ulegnie<text:s/>awarii jego rolę przejmuję jeden ze slave’ów. Trwa to około 10-40 sekund, a przez ten czas zapisywanie do bazy jest niedostępne</text:p>
          </table:table-cell>
          <table:table-cell table:style-name="TableCell102">
            <text:p text:style-name="P103">Model „multiple master” zapewnia odporność na awarię pojedynczych węzłów</text:p>
          </table:table-cell>
          <table:table-cell table:style-name="TableCell104">
            <text:p text:style-name="P105">Architektura single master uniemożliwia zapis do bazy w przypadku awarii mastera.</text:p>
          </table:table-cell>
          <table:table-cell table:style-name="TableCell106">
            <text:p text:style-name="P107">W przypadku awarii mastera wymagane jest ręczne wybranie nowej instancji Awaria mastera uniemożliwia zapis do bazy</text:p>
          </table:table-cell>
        </table:table-row>
        <text:soft-page-break/>
        <table:table-row table:style-name="TableRow108">
          <table:table-cell table:style-name="TableCell109">
            <text:p text:style-name="P110">Przystosowanie do dużej ilości zapisów</text:p>
          </table:table-cell>
          <table:table-cell table:style-name="TableCell111">
            <text:p text:style-name="P112">W modelu „single master” tylko podstawowy węzeł przyjmuje zapisy, a pozostałe mogą obsługiwać tylko odczyty co istotnie ogranicza skalowalność zapisu</text:p>
          </table:table-cell>
          <table:table-cell table:style-name="TableCell113">
            <text:p text:style-name="P114">Zapisy może przyjmować którykolwiek z serwerów, a im jest ich więcej tym więcej zapisów może obsłużyć</text:p>
          </table:table-cell>
          <table:table-cell table:style-name="TableCell115">
            <text:p text:style-name="P116">Podobnie jak Cassandra, ale tutaj log i cache nie są zapisywane jednocześnie, co czyni<text:s/>zapis wolniejszym.</text:p>
          </table:table-cell>
          <table:table-cell table:style-name="TableCell117">
            <text:p text:style-name="TableContents"><text:span text:style-name="T118">Eliminując potrzebę dostępu do dysków, magazyny danych takie jak Redis pozwalają uniknąć opóźnień w wyszukiwaniu zawartości. Wszystkie dane zostają bowiem zapisywan</text:span><text:span text:style-name="T119">e w pamięci, a nie w przeciwieństwie do standardowych baz danych, na dysku. Redis zapewnia<text:s/></text:span><text:span text:style-name="T120">czas odpowiedzi liczony w mikrosekundach<text:s/></text:span><text:span text:style-name="T121">i umożliwia nawet do<text:s/></text:span><text:span text:style-name="T122">kilku milionów żądań na sekundę</text:span><text:span text:style-name="T123">.</text:span></text:p>
          </table:table-cell>
        </table:table-row>
        <table:table-row table:style-name="TableRow124">
          <table:table-cell table:style-name="TableCell125">
            <text:p text:style-name="P126">Skalowalność dostępności</text:p>
          </table:table-cell>
          <table:table-cell table:style-name="TableCell127">
            <text:p text:style-name="P128">MongoDB skalowanie odbywa się w sposób poziomy. Zwiększanie możliwości obliczeniowych systemu odbywa się poprzez dodanie nowego urządzenia do klastra</text:p>
          </table:table-cell>
          <table:table-cell table:style-name="TableCell129">
            <text:p text:style-name="P130">Dostawienie serwera pozwala na lepszą dostępność do bazy</text:p>
          </table:table-cell>
          <table:table-cell table:style-name="TableCell131">
            <text:p text:style-name="P132">Jest cieńka i zbudowana na małe tabeli. Trudne do<text:s/>skalowania.</text:p>
          </table:table-cell>
          <table:table-cell table:style-name="TableCell133">
            <text:p text:style-name="P134">Wysoka wydajność i skalowalność</text:p>
          </table:table-cell>
        </table:table-row>
        <table:table-row table:style-name="TableRow135">
          <table:table-cell table:style-name="TableCell136">
            <text:p text:style-name="P137">Spójność</text:p>
          </table:table-cell>
          <table:table-cell table:style-name="TableCell138">
            <text:p text:style-name="P139">Domyślnie ciągła, w przypadku <text:s/>umożliwienia <text:s/>odczytu ze slave’ów ewentualna</text:p>
          </table:table-cell>
          <table:table-cell table:style-name="TableCell140">
            <text:p text:style-name="P141">Ewentualna</text:p>
          </table:table-cell>
          <table:table-cell table:style-name="TableCell142">
            <text:p text:style-name="P143">Ciągła</text:p>
          </table:table-cell>
          <table:table-cell table:style-name="TableCell144">
            <text:p text:style-name="P145">Ciągła</text:p>
          </table:table-cell>
        </table:table-row>
        <table:table-row table:style-name="TableRow146">
          <table:table-cell table:style-name="TableCell147">
            <text:p text:style-name="P148">Twierdzenie CAP (Consistency, Availability, Partition Tolerance)</text:p>
          </table:table-cell>
          <table:table-cell table:style-name="TableCell149">
            <text:p text:style-name="P150">CP</text:p>
          </table:table-cell>
          <table:table-cell table:style-name="TableCell151">
            <text:p text:style-name="P152">AP</text:p>
          </table:table-cell>
          <table:table-cell table:style-name="TableCell153">
            <text:p text:style-name="P154">CP</text:p>
          </table:table-cell>
          <table:table-cell table:style-name="TableCell155">
            <text:p text:style-name="P156">CP</text:p>
          </table:table-cell>
        </table:table-row>
      </table:table>
      <text:p text:style-name="Textbody"/>
      <text:p text:style-name="Textbody"/>
      <text:soft-page-break/>
      <text:p text:style-name="Textbody">Bibliografia</text:p>
      <text:list text:style-name="LFO6" text:continue-numbering="true">
        <text:list-item>
          <text:list>
            <text:list-item>
              <text:p text:style-name="P157"><text:a xlink:href="https://www.dataversity.net/choose-right-nosql-database-application/" office:target-frame-name="_top" xlink:show="replace"><text:span text:style-name="Hyperlink">https://www.dataversity.net/choose-right-nosql-database-application/</text:span></text:a></text:p>
            </text:list-item>
            <text:list-item>
              <text:p text:style-name="P158"><text:a xlink:href="https://docs.mongodb.com/" office:target-frame-name="_top" xlink:show="replace"><text:span text:style-name="Hyperlink">https://docs.mongodb.com/</text:span></text:a></text:p>
            </text:list-item>
            <text:list-item>
              <text:p text:style-name="P159"><text:a xlink:href="http://cassandra.apache.org/doc/latest/" office:target-frame-name="_top" xlink:show="replace"><text:span text:style-name="Hyperlink">http://cassandra.apache.org/doc/latest/</text:span></text:a></text:p>
            </text:list-item>
            <text:list-item>
              <text:p text:style-name="P160"><text:a xlink:href="https://hbase.apache.org/book.html" office:target-frame-name="_top" xlink:show="replace"><text:span text:style-name="Hyperlink">https://hbase.apache.org/book.html</text:span></text:a></text:p>
            </text:list-item>
            <text:list-item>
              <text:p text:style-name="P161"><text:a xlink:href="https://redis.io/documentation" office:target-frame-name="_top" xlink:show="replace"><text:span text:style-name="Hyperlink">https://redis.io/documentation</text:span></text:a></text:p>
            </text:list-item>
          </text:list>
        </text:list-item>
      </text:list>
      <text:p text:style-name="Textbody">Uzasadnienie wyboru systemu baz danych</text:p>
      <text:p text:style-name="Textbody">Po analizie wybranych cech systemów baz danych zdecydowaliśmy się na bazę danych Cassandra. Dla rozważanego problemu i wybranego zestawu danych najlepszym modelem jest model zorientowany kolumnowo, co eliminuje MongoDB. Redis nie jest dobrym wyborem ponieważ przechowuje dane w pamięci RAM. Przechowywanie w pamięci umożliwia bardzo szybkie odczytywanie i zapisywanie danych, lecz szybkość odczytu nie jest aż tak istotna dla naszego przypadku. Wymogiem jest przechowywanie dużej ilości danych, do czego teoretycznie można zastosować pamięć RAM, <text:s/>lecz spowodowałoby to bardzo wysoki koszt takiego systemu. Z popularnych systemów korzystających z modeli opartych o kolumny wybraliśmy HBase i Cassandra. Oba rozwiązania są szeroko stosowane i dostępnych jest wiele różnych materiałów opisujących ich stosowanie.</text:p>
      <text:p text:style-name="Textbody">Pomimo tego, że zarówno Hbase jak i Cassandra spełniają wymagania projektowe, ostatecznie zdecydowaliśmy się na wybór Cassandry. Głównymi powodami tego wyboru były łatwiejsza konfiguracja i lepsza dokumentacja. Konfiguracja Hbase, będącego systemem typu master-slave, za pomocą ZooKeeper'a jest bardziej złożona i może spowodować więcej problemów w przyszłości.</text:p>
      <text:h text:style-name="Heading1" text:outline-level="1"><text:bookmark-start text:name="__RefHeading___Toc116_3699051073"/>Prototyp<text:bookmark-end text:name="__RefHeading___Toc116_3699051073"/></text:h>
      <text:h text:style-name="Heading2" text:outline-level="2"><text:bookmark-start text:name="__RefHeading___Toc118_3699051073"/>Prototyp systemu<text:bookmark-end text:name="__RefHeading___Toc118_3699051073"/></text:h>
      <text:p text:style-name="Textbody">Po wybraniu systemu baz danych, należy przygotować prototyp systemu. Firma zakłada, że dostęp do bazy danych powinien odbywać się po standardowym RESTful API, tak aby mogły z nim komunikować się różnego typu<text:s/>aplikacje klienckie albo urządzenia.</text:p>
      <text:list text:style-name="LFO7" text:continue-numbering="true">
        <text:list-item>
          <text:p text:style-name="P162">Dokładny opis metod RESTful API wymaganych do działania systemu</text:p>
        </text:list-item>
        <text:list-item>
          <text:p text:style-name="P163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</text:p>
        </text:list-item>
      </text:list>
      <text:p text:style-name="Textbody">Przygotuj bazę danych. Opis środowiska do zarządzania bazą danych</text:p>
      <text:p text:style-name="Textbody">Procedura<text:s/>instalacji systemu baz danych, skrypt tworzący bazę danych i jej konfigurację</text:p>
      <text:h text:style-name="Heading2" text:outline-level="2"><text:bookmark-start text:name="__RefHeading___Toc120_3699051073"/>Implementacja RESTful API<text:bookmark-end text:name="__RefHeading___Toc120_3699051073"/></text:h>
      <text:p text:style-name="Textbody">Środowisko deweloperskie, narzędzia, język programowania</text:p>
      <text:p text:style-name="Textbody">Wstępna implementacja RESTful API, tak aby móc wykonywać podstawowe operacje CRUD na bazie danych</text:p>
      <text:soft-page-break/>
      <text:p text:style-name="Textbody">Listing z podstawowych elementów implementacyjnych</text:p>
      <text:p text:style-name="Textbody">Wykorzystane sterowniki</text:p>
      <text:p text:style-name="Textbody">Parametry połączenia do bazy danych</text:p>
      <text:h text:style-name="Heading2" text:outline-level="2"><text:bookmark-start text:name="__RefHeading___Toc122_3699051073"/>Środowisko testowe i testy<text:bookmark-end text:name="__RefHeading___Toc122_3699051073"/></text:h>
      <text:p text:style-name="Textbody">Przygotuj prosty test obciążeniowy bazy danych poprzez RESTful API bądź inne dostępne narzędzie.</text:p>
      <text:p text:style-name="Textbody">Opis wykorzystanego do tego celu narzędzia oraz konfiguracja testu. Powinny być przetestowane wszystkie operacje CRUD.</text:p>
      <text:p text:style-name="Textbody">Wyniki testów ich analiza i wnioski. Jeżeli testy wykonywane są przez RESTful API, rozdziel czasy obsługi żądań po stronie serwera i po stronie bazy<text:s/>danych</text:p>
      <text:p text:style-name="Textbody"/>
      <text:h text:style-name="Heading1" text:outline-level="1"><text:bookmark-start text:name="__RefHeading___Toc124_3699051073"/>Skalowanie rozwiązania<text:bookmark-end text:name="__RefHeading___Toc124_3699051073"/></text:h>
      <text:h text:style-name="Heading2" text:outline-level="2"><text:bookmark-start text:name="__RefHeading___Toc126_3699051073"/>Konfiguracja klastra<text:bookmark-end text:name="__RefHeading___Toc126_3699051073"/></text:h>
      <text:p text:style-name="Textbody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Textbody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Heading2" text:outline-level="2"><text:bookmark-start text:name="__RefHeading___Toc128_3699051073"/>Wdrożenie<text:bookmark-end text:name="__RefHeading___Toc128_3699051073"/></text:h>
      <text:p text:style-name="Textbody">Diagramy wdrożeniowe systemu z opisem wymagań</text:p>
      <text:h text:style-name="Heading2" text:outline-level="2"><text:bookmark-start text:name="__RefHeading___Toc130_3699051073"/>Konfiguracja Docker i Docker compose<text:bookmark-end text:name="__RefHeading___Toc130_3699051073"/></text:h>
      <text:p text:style-name="Textbody">Do przygotowania środowiska zaleca się wykorzystanie obrazów Dockerowych, zarówno dla systemu baz danych jak i dla aplikacji ReST API.</text:p>
      <text:p text:style-name="Textbody">Konfiguracja dla poszczególnych obrazów, wraz z ich modyfikacjami. Wykorzystać Docker compose, który zestawi cały system.</text:p>
      <text:p text:style-name="Textbody">UWAGA! Jeżeli uda się stworzyć klaster Kubernetes/Docker/Grafana/Prometheus i udostępnić go na zajęcia, to będzie to docelowa platforma uruchomieniowa. Problemem mogą być niestety kwestie bezpieczeństwa. Na razie trwają nad tym prace.</text:p>
      <text:h text:style-name="Heading2" text:outline-level="2"><text:bookmark-start text:name="__RefHeading___Toc132_3699051073"/>Testy<text:bookmark-end text:name="__RefHeading___Toc132_3699051073"/></text:h>
      <text:p text:style-name="Textbody">Wykonać test operacji CRUD dla klastra na podobnej zasadzie jak dla pojedynczego węzła. Umieść wyniki testów i porównaj z wcześniejszymi wynikami.</text:p>
      <text:h text:style-name="Heading1" text:outline-level="1"><text:bookmark-start text:name="__RefHeading___Toc134_3699051073"/><text:soft-page-break/>Rozproszenie geograficzne<text:bookmark-end text:name="__RefHeading___Toc134_3699051073"/></text:h>
      <text:h text:style-name="Heading2" text:outline-level="2"><text:bookmark-start text:name="__RefHeading___Toc136_3699051073"/>Wdrożenie<text:bookmark-end text:name="__RefHeading___Toc136_3699051073"/></text:h>
      <text:p text:style-name="Textbody">Diagramy wdrożeniowe systemu wraz z opisem wymagań</text:p>
      <text:p text:style-name="Textbody">Wstępnym założeniem systemu była możliwość jego rozproszenia geograficznego, np. poprzez umieszczenie elementów w chmurze. Oznacza to, że baza danych i aplikacja RESTful<text:s/>API będą znajdowały się w różnych lokalizacjach.</text:p>
      <text:h text:style-name="Heading2" text:outline-level="2"><text:bookmark-start text:name="__RefHeading___Toc138_3699051073"/>Konfiguracja Docker i Docker compose<text:bookmark-end text:name="__RefHeading___Toc138_3699051073"/></text:h>
      <text:p text:style-name="Textbody">Jeżeli uda się wdrożyć Kubernetes, wymagana będzie konfiguracja dla tej platformy.</text:p>
      <text:p text:style-name="Textbody">Zbuduj system w taki sposób aby:</text:p>
      <text:list text:style-name="LFO8" text:continue-numbering="true">
        <text:list-item>
          <text:p text:style-name="P164">klaster bazodanowy był rozdystrybuowany na dwa centra<text:s/>danych</text:p>
        </text:list-item>
        <text:list-item>
          <text:p text:style-name="P165">centra danych zapewniały spójność i zgodność danych</text:p>
        </text:list-item>
        <text:list-item>
          <text:p text:style-name="P166">były dostępne dwie instancje aplikacji REStful API, każda z nich skonfigurowana na swoje centrum danych</text:p>
        </text:list-item>
      </text:list>
      <text:p text:style-name="Textbody">Ocena czy przy takiej organizacji systemu jest w ogóle możliwe zachowanie spójności danych.<text:s/>Jak parametry konfiguracyjne systemu baz danych wpływają na zachowanie się systemu.</text:p>
      <text:p text:style-name="Textbody">Opis problemów i zjawisk które mogą występować w zależności od konfiguracji.</text:p>
      <text:p text:style-name="Textbody">Przeciwdziałanie niepożądanym zjawiskom.</text:p>
      <text:h text:style-name="Heading2" text:outline-level="2"><text:bookmark-start text:name="__RefHeading___Toc140_3699051073"/>Testy<text:bookmark-end text:name="__RefHeading___Toc140_3699051073"/></text:h>
      <text:p text:style-name="Textbody">Testy dla dwóch niezależnych klientów, z których<text:s/>każdy wykonuje operacje na "swoim" centrum danych. Porównaj wyniki z wcześniej uzyskanymi</text:p>
      <text:h text:style-name="Heading1" text:outline-level="1"><text:bookmark-start text:name="__RefHeading___Toc142_3699051073"/>Wnioski<text:bookmark-end text:name="__RefHeading___Toc142_3699051073"/></text:h>
      <text:p text:style-name="Textbody">Oceń, czy początkowy wybór systemu baz danych był słuszny. Czy spełnił on stawiane mu wymagania</text:p>
      <text:p text:style-name="Textbody">Czy po wykonaniu projektu, dokonałbyś innego wyboru systemu baz danych</text:p>
      <text:p text:style-name="Textbody">Porównaj swój wybór z możliwościami dostępnych systemów chmurowych i rozwiązań w nich stosowanych</text:p>
      <text:h text:style-name="Heading1" text:outline-level="1"><text:bookmark-start text:name="__RefHeading___Toc144_3699051073"/>Literatura<text:bookmark-end text:name="__RefHeading___Toc144_3699051073"/></text:h>
      <text:p text:style-name="Textbody">Spis literatury w poprawnym formacie bibliograficznym. Jeżeli nie wiesz jak jest, znajdź stosowną informację na stronie BG PŁ</text:p>
      <text:h text:style-name="Heading1" text:outline-level="1"><text:bookmark-start text:name="__RefHeading___Toc146_3699051073"/>Uwagi<text:bookmark-end text:name="__RefHeading___Toc146_3699051073"/></text:h>
      <text:list text:style-name="LFO9" text:continue-numbering="true">
        <text:list-item>
          <text:p text:style-name="P167">Pod rysunkami i listingami w sprawozdaniu umieść numerowane podpisy</text:p>
        </text:list-item>
        <text:list-item>
          <text:p text:style-name="P168">W treści pracy stosuj dodawanie referencji do numerowanych elementów, nie pisz poniżej/powyżej, w kolejnym rozdziale itd.</text:p>
        </text:list-item>
        <text:list-item>
          <text:p text:style-name="P169">W treści pracy umieść referencje do literatury z której korzystasz np.<text:s/>przy analizie systemów baz danych</text:p>
        </text:list-item>
        <text:list-item>
          <text:p text:style-name="P170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Batang" svg:font-family="Batang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Batang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ko" style:country-asian="KR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4159in" text:min-label-width="0.25in" text:list-level-position-and-space-mode="label-alignment">
          <style:list-level-label-alignment text:label-followed-by="listtab" fo:margin-left="0.6659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6659in" text:min-label-width="0.25in" text:list-level-position-and-space-mode="label-alignment">
          <style:list-level-label-alignment text:label-followed-by="listtab" fo:margin-left="0.9159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9159in" text:min-label-width="0.25in" text:list-level-position-and-space-mode="label-alignment">
          <style:list-level-label-alignment text:label-followed-by="listtab" fo:margin-left="1.1659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1659in" text:min-label-width="0.25in" text:list-level-position-and-space-mode="label-alignment">
          <style:list-level-label-alignment text:label-followed-by="listtab" fo:margin-left="1.4159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4159in" text:min-label-width="0.25in" text:list-level-position-and-space-mode="label-alignment">
          <style:list-level-label-alignment text:label-followed-by="listtab" fo:margin-left="1.6659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6659in" text:min-label-width="0.25in" text:list-level-position-and-space-mode="label-alignment">
          <style:list-level-label-alignment text:label-followed-by="listtab" fo:margin-left="1.9159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9159in" text:min-label-width="0.25in" text:list-level-position-and-space-mode="label-alignment">
          <style:list-level-label-alignment text:label-followed-by="listtab" fo:margin-left="2.1659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1659in" text:min-label-width="0.25in" text:list-level-position-and-space-mode="label-alignment">
          <style:list-level-label-alignment text:label-followed-by="listtab" fo:margin-left="2.4159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4159in" text:min-label-width="0.25in" text:list-level-position-and-space-mode="label-alignment">
          <style:list-level-label-alignment text:label-followed-by="listtab" fo:margin-left="2.6659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159in" text:min-label-width="0.25in" text:list-level-position-and-space-mode="label-alignment">
          <style:list-level-label-alignment text:label-followed-by="listtab" fo:margin-left="0.6659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6659in" text:min-label-width="0.25in" text:list-level-position-and-space-mode="label-alignment">
          <style:list-level-label-alignment text:label-followed-by="listtab" fo:margin-left="0.9159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9159in" text:min-label-width="0.25in" text:list-level-position-and-space-mode="label-alignment">
          <style:list-level-label-alignment text:label-followed-by="listtab" fo:margin-left="1.1659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1659in" text:min-label-width="0.25in" text:list-level-position-and-space-mode="label-alignment">
          <style:list-level-label-alignment text:label-followed-by="listtab" fo:margin-left="1.4159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4159in" text:min-label-width="0.25in" text:list-level-position-and-space-mode="label-alignment">
          <style:list-level-label-alignment text:label-followed-by="listtab" fo:margin-left="1.6659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6659in" text:min-label-width="0.25in" text:list-level-position-and-space-mode="label-alignment">
          <style:list-level-label-alignment text:label-followed-by="listtab" fo:margin-left="1.9159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9159in" text:min-label-width="0.25in" text:list-level-position-and-space-mode="label-alignment">
          <style:list-level-label-alignment text:label-followed-by="listtab" fo:margin-left="2.1659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1659in" text:min-label-width="0.25in" text:list-level-position-and-space-mode="label-alignment">
          <style:list-level-label-alignment text:label-followed-by="listtab" fo:margin-left="2.4159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4159in" text:min-label-width="0.25in" text:list-level-position-and-space-mode="label-alignment">
          <style:list-level-label-alignment text:label-followed-by="listtab" fo:margin-left="2.6659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roslav Goretskyi</dc:creator>
    <meta:creation-date>2019-02-28T16:51:00Z</meta:creation-date>
    <dc:date>2019-03-25T17:50:00Z</dc:date>
    <meta:template xlink:href="Normal.dotm" xlink:type="simple"/>
    <meta:editing-cycles>88</meta:editing-cycles>
    <meta:editing-duration>PT16980S</meta:editing-duration>
    <meta:document-statistic meta:page-count="9" meta:paragraph-count="28" meta:word-count="2097" meta:character-count="14024" meta:row-count="99" meta:non-whitespace-character-count="11955"/>
  </office:meta>
</office:document-meta>
</file>